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6979in" fo:margin-left="0in" table:align="left"/>
    </style:style>
    <style:style style:name="Tabela1.A" style:family="table-column">
      <style:table-column-properties style:column-width="0.8646in"/>
    </style:style>
    <style:style style:name="Tabela1.B" style:family="table-column">
      <style:table-column-properties style:column-width="0.6667in"/>
    </style:style>
    <style:style style:name="Tabela1.C" style:family="table-column">
      <style:table-column-properties style:column-width="0.9896in"/>
    </style:style>
    <style:style style:name="Tabela1.D" style:family="table-column">
      <style:table-column-properties style:column-width="2.2083in"/>
    </style:style>
    <style:style style:name="Tabela1.E" style:family="table-column">
      <style:table-column-properties style:column-width="0.9375in"/>
    </style:style>
    <style:style style:name="Tabela1.F" style:family="table-column">
      <style:table-column-properties style:column-width="1.0313in"/>
    </style:style>
    <style:style style:name="Tabela1.A1" style:family="table-cell">
      <style:table-cell-properties fo:padding="0.0382in" fo:border="0.05pt solid #000000"/>
    </style:style>
    <style:style style:name="Tabela1.2" style:family="table-row">
      <style:table-row-properties style:min-row-height="1.1993in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0.5104in"/>
    </style:style>
    <style:style style:name="Tabela1.6" style:family="table-row">
      <style:table-row-properties style:min-row-height="0.3188in"/>
    </style:style>
    <style:style style:name="P1" style:family="paragraph" style:parent-style-name="Table_20_Contents">
      <style:paragraph-properties fo:text-align="center" style:justify-single-word="false"/>
      <style:text-properties fo:color="#333333" fo:font-size="14pt" fo:font-weight="bold" officeooo:rsid="001b6472" officeooo:paragraph-rsid="001b6472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officeooo:rsid="001b6472" officeooo:paragraph-rsid="001b6472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1b6472" officeooo:paragraph-rsid="001b6472" style:font-size-asian="13pt" style:font-size-complex="13pt"/>
    </style:style>
    <style:style style:name="P5" style:family="paragraph" style:parent-style-name="Table_20_Contents">
      <style:paragraph-properties fo:text-align="start" style:justify-single-word="false"/>
      <style:text-properties fo:font-size="13pt" officeooo:rsid="001cc386" officeooo:paragraph-rsid="001cc386" style:font-size-asian="13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font-size="13pt" officeooo:rsid="001e0165" officeooo:paragraph-rsid="001e0165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01e0165" officeooo:paragraph-rsid="001ffc65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pt" officeooo:rsid="001e0165" officeooo:paragraph-rsid="001e2e0a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1e0165" officeooo:paragraph-rsid="001e0165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font-size="13pt" officeooo:rsid="001e2e0a" officeooo:paragraph-rsid="001e2e0a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1e2e0a" officeooo:paragraph-rsid="001e2e0a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1ffc65" officeooo:paragraph-rsid="001ffc65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font-size="13pt" officeooo:rsid="001ffc65" officeooo:paragraph-rsid="001ffc65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fo:font-size="13pt" fo:font-weight="bold" officeooo:rsid="001e0165" officeooo:paragraph-rsid="001e0165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3pt" fo:font-weight="bold" officeooo:rsid="001e0165" officeooo:paragraph-rsid="001ffc65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3pt" fo:font-weight="normal" officeooo:rsid="001e0165" officeooo:paragraph-rsid="001ffc65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333333" fo:font-size="14pt" fo:letter-spacing="normal" fo:font-style="normal" fo:font-weight="bold" officeooo:rsid="001b6472" officeooo:paragraph-rsid="001b6472" style:font-size-asian="14pt" style:font-weight-asian="bold" style:font-size-complex="14pt" style:font-weight-complex="bold" loext:padding="0in" loext:border="none"/>
    </style:style>
    <style:style style:name="P18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333333" fo:font-size="14pt" fo:letter-spacing="normal" fo:font-style="normal" fo:font-weight="bold" style:font-size-asian="14pt" style:font-weight-asian="bold" style:font-size-complex="14pt" style:font-weight-complex="bold" loext:padding="0in" loext:border="none"/>
    </style:style>
    <style:style style:name="P1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font-size="13pt" fo:letter-spacing="normal" fo:font-style="normal" fo:font-weight="normal" style:font-size-asian="13pt" style:font-size-complex="13pt" loext:padding="0in" loext:border="none"/>
    </style:style>
    <style:style style:name="P2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font-size="13pt" fo:letter-spacing="normal" fo:font-style="normal" fo:font-weight="normal" officeooo:paragraph-rsid="001b6472" style:font-size-asian="13pt" style:font-size-complex="13pt" loext:padding="0in" loext:border="none"/>
    </style:style>
    <style:style style:name="P2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font-size="13pt" fo:letter-spacing="normal" fo:font-style="normal" fo:font-weight="normal" officeooo:paragraph-rsid="001ffc65" style:font-size-asian="13pt" style:font-size-complex="13pt" loext:padding="0in" loext:border="none"/>
    </style:style>
    <style:style style:name="T1" style:family="text">
      <style:text-properties officeooo:rsid="001b6472"/>
    </style:style>
    <style:style style:name="T2" style:family="text">
      <style:text-properties officeooo:rsid="001e0165"/>
    </style:style>
    <style:style style:name="T3" style:family="text">
      <style:text-properties officeooo:rsid="001e2e0a"/>
    </style:style>
    <style:style style:name="T4" style:family="text">
      <style:text-properties officeooo:rsid="001ffc65"/>
    </style:style>
    <style:style style:name="T5" style:family="text">
      <style:text-properties officeooo:rsid="0020c623"/>
    </style:style>
    <style:style style:name="T6" style:family="text">
      <style:text-properties officeooo:rsid="00213e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2">Opis realizacji sprintu dla trzech podgrup zespołu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7">Nr </text:p>
            <text:p text:style-name="P18">tygodnia</text:p>
            <text:p text:style-name="P18">Semestru/</text:p>
            <text:p text:style-name="P18">nr </text:p>
            <text:p text:style-name="P18">tygodnia </text:p>
            <text:p text:style-name="P18">sprintu</text:p>
          </table:table-cell>
          <table:table-cell table:style-name="Tabela1.A2" office:value-type="string">
            <text:p text:style-name="P1">Sprint</text:p>
          </table:table-cell>
          <table:table-cell table:style-name="Tabela1.A2" office:value-type="string">
            <text:p text:style-name="P1">Spotkanie</text:p>
          </table:table-cell>
          <table:table-cell table:style-name="Tabela1.A2" office:value-type="string">
            <text:p text:style-name="P1">Uwagi dotyczące realizacji zadań przez każdą z dwóch podgrup zespołu</text:p>
          </table:table-cell>
          <table:table-cell table:style-name="Tabela1.A2" office:value-type="string">
            <text:p text:style-name="P1">Liczba punktów<text:line-break/>(do oceny)</text:p>
          </table:table-cell>
          <table:table-cell table:style-name="Tabela1.F2" office:value-type="string">
            <text:p text:style-name="P1">Zadania Scrum Master</text:p>
          </table:table-cell>
        </table:table-row>
        <table:table-row>
          <table:table-cell table:style-name="Tabela1.A2" office:value-type="string">
            <text:p text:style-name="P4">6/1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19">Sprint </text:p>
            <text:p text:style-name="P19">planning </text:p>
            <text:p text:style-name="P19">meeting </text:p>
            <text:p text:style-name="P19">(90 min)</text:p>
          </table:table-cell>
          <table:table-cell table:style-name="Tabela1.A2" office:value-type="string">
            <text:p text:style-name="P5"><text:span text:style-name="T3">1. </text:span>Organizacja pracy</text:p>
            <text:p text:style-name="P5">2. Definicja PU (przypadków użycia): opis słowny wg standardowego formularza. <text:span text:style-name="T2">Zespół opracowuje przypadki użycia jako specyfikacje wymagań funkcjonalnych.</text:span></text:p>
            <text:p text:style-name="P6">3. Specyfikacja projektu – wszy<text:span text:style-name="T6">s</text:span>cy członkowie tworzą podsumowanie sprintu oraz przesłanie plików do recenzji</text:p>
            <text:p text:style-name="P6"/>
            <text:p text:style-name="P14">Wyniki prac są umeszczane:</text:p>
            <text:p text:style-name="P6">- repozytorium github</text:p>
            <text:p text:style-name="P6">- portal edukacyjny UG</text:p>
          </table:table-cell>
          <table:table-cell table:style-name="Tabela1.A2" office:value-type="string">
            <text:p text:style-name="P9">3</text:p>
          </table:table-cell>
          <table:table-cell table:style-name="Tabela1.F2" office:value-type="string">
            <text:p text:style-name="P8">Przydzielenie zadań dla ka<text:span text:style-name="T3">ż</text:span>dego z członków zespołu <text:s/><text:span text:style-name="T3">włącznie z sobą</text:span></text:p>
          </table:table-cell>
        </table:table-row>
        <table:table-row>
          <table:table-cell table:style-name="Tabela1.A2" office:value-type="string">
            <text:p text:style-name="P4">7/2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20"><text:span text:style-name="T1">Weekly</text:span> </text:p>
            <text:p text:style-name="P19">Scrum of </text:p>
            <text:p text:style-name="P19">Scrums </text:p>
            <text:p text:style-name="P19">(<text:span text:style-name="T1">6</text:span>0 min)</text:p>
            <text:p text:style-name="P3"/>
          </table:table-cell>
          <table:table-cell table:style-name="Tabela1.A2" office:value-type="string">
            <text:p text:style-name="P6">Recenzja oraz <text:span text:style-name="T4">ew.</text:span> poprawki</text:p>
            <text:p text:style-name="P6"/>
            <text:p text:style-name="P6">1. Diagram klas</text:p>
            <text:p text:style-name="P6">2. Diagram sekwencji</text:p>
            <text:p text:style-name="P6"/>
            <text:p text:style-name="P15">Wyniki prac są umeszczane:</text:p>
            <text:p text:style-name="P7">- repozytorium github</text:p>
            <text:p text:style-name="P16">- portal edukacyjny UG</text:p>
          </table:table-cell>
          <table:table-cell table:style-name="Tabela1.A2" office:value-type="string">
            <text:p text:style-name="P11">2</text:p>
          </table:table-cell>
          <table:table-cell table:style-name="Tabela1.F2" office:value-type="string">
            <text:p text:style-name="P8">Przydzielenie zadań dla ka<text:span text:style-name="T3">ż</text:span>dego z członków zespołu <text:s/><text:span text:style-name="T3">włącznie z sobą</text:span></text:p>
          </table:table-cell>
        </table:table-row>
        <table:table-row table:style-name="Tabela1.5">
          <table:table-cell table:style-name="Tabela1.A2" office:value-type="string">
            <text:p text:style-name="P4">8/3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20"><text:span text:style-name="T1">Weekly</text:span> </text:p>
            <text:p text:style-name="P19">Scrum of </text:p>
            <text:p text:style-name="P19">Scrums </text:p>
            <text:p text:style-name="P19">(<text:span text:style-name="T1">6</text:span>0 min)</text:p>
            <text:p text:style-name="P3"/>
          </table:table-cell>
          <table:table-cell table:style-name="Tabela1.A2" office:value-type="string">
            <text:p text:style-name="P6">Recen<text:span text:style-name="T5">z</text:span>ja oraz <text:span text:style-name="T4">ew. poprawki</text:span></text:p>
            <text:p text:style-name="P6"/>
            <text:p text:style-name="P6">1. Wstępna implementacja aplikacji mobilnej</text:p>
            <text:p text:style-name="P6">2. Przeprogramowanie sterownika.</text:p>
            <text:p text:style-name="P6">3. Utworzenie sieci.</text:p>
            <text:p text:style-name="P6">4. <text:span text:style-name="T6">Wstępna konfiguracja serwera</text:span></text:p>
            <text:p text:style-name="P6"/>
            <text:p text:style-name="P15">Wyniki prac są umeszczane:</text:p>
            <text:p text:style-name="P7">- repozytorium github</text:p>
            <text:p text:style-name="P16">- portal edukacyjny UG</text:p>
          </table:table-cell>
          <table:table-cell table:style-name="Tabela1.A2" office:value-type="string">
            <text:p text:style-name="P11">2-4</text:p>
          </table:table-cell>
          <table:table-cell table:style-name="Tabela1.F2" office:value-type="string">
            <text:p text:style-name="P8">Przydzielenie zadań dla ka<text:span text:style-name="T3">ż</text:span>dego z członków zespołu <text:s/><text:span text:style-name="T3">włącznie z sobą</text:span></text:p>
          </table:table-cell>
        </table:table-row>
        <table:table-row table:style-name="Tabela1.6">
          <table:table-cell table:style-name="Tabela1.A2" office:value-type="string">
            <text:p text:style-name="P4">9/4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19"><text:span text:style-name="T1">Weekly</text:span> </text:p>
            <text:p text:style-name="P19">Scrum of </text:p>
            <text:p text:style-name="P19"><text:soft-page-break/>Scrums </text:p>
            <text:p text:style-name="P19">(<text:span text:style-name="T1">6</text:span>0 min)</text:p>
            <text:p text:style-name="P3"/>
          </table:table-cell>
          <table:table-cell table:style-name="Tabela1.A2" office:value-type="string">
            <text:p text:style-name="P6">Recenzja oraz <text:span text:style-name="T4">ew. poprawki</text:span></text:p>
            <text:p text:style-name="P6"/>
            <text:p text:style-name="P10"><text:soft-page-break/>1. Implementacja podstawowych funkcjonalności w aplikacji mobi<text:span text:style-name="T6">l</text:span>nej</text:p>
            <text:p text:style-name="P10">2. I<text:span text:style-name="T6">n</text:span>stalacja sterownika zasilania do przykładowego urządzenia. </text:p>
            <text:p text:style-name="P10">3. Integracja serwera, bazy danych, aplikacji oraz sterownika</text:p>
            <text:p text:style-name="P10"/>
            <text:p text:style-name="P15">Wyniki prac są umeszczane:</text:p>
            <text:p text:style-name="P16">- repozytorium github</text:p>
            <text:p text:style-name="P16">- portal edukacyjny UG</text:p>
          </table:table-cell>
          <table:table-cell table:style-name="Tabela1.A2" office:value-type="string">
            <text:p text:style-name="P11">2-3</text:p>
          </table:table-cell>
          <table:table-cell table:style-name="Tabela1.F2" office:value-type="string">
            <text:p text:style-name="P8">Przydzielenie zadań dla <text:soft-page-break/>ka<text:span text:style-name="T3">ż</text:span>dego z członków zespołu <text:s/><text:span text:style-name="T3">włącznie z sobą</text:span></text:p>
          </table:table-cell>
        </table:table-row>
        <table:table-row table:style-name="Tabela1.6">
          <table:table-cell table:style-name="Tabela1.A2" office:value-type="string">
            <text:p text:style-name="P12">10/5</text:p>
          </table:table-cell>
          <table:table-cell table:style-name="Tabela1.A2" office:value-type="string">
            <text:p text:style-name="P12">1</text:p>
          </table:table-cell>
          <table:table-cell table:style-name="Tabela1.A2" office:value-type="string">
            <text:p text:style-name="P21"><text:span text:style-name="T1">Weekly</text:span> </text:p>
            <text:p text:style-name="P21">Scrum of </text:p>
            <text:p text:style-name="P21">Scrums </text:p>
            <text:p text:style-name="P21">(<text:span text:style-name="T1">6</text:span>0 min)</text:p>
          </table:table-cell>
          <table:table-cell table:style-name="Tabela1.A2" office:value-type="string">
            <text:p text:style-name="P13">Recenzja oraz ew. poprawki</text:p>
            <text:p text:style-name="P13"/>
            <text:p text:style-name="P13">1. Testowanie oraz integracja aplikacji</text:p>
            <text:p text:style-name="P13">2. Edycja wyglądu aplikacji</text:p>
            <text:p text:style-name="P13">3. Poprawki</text:p>
            <text:p text:style-name="P13">4. Instalacja aplikacji na urządzeniu z systemem android</text:p>
            <text:p text:style-name="P13"/>
            <text:p text:style-name="P15">Wyniki prac są umeszczane:</text:p>
            <text:p text:style-name="P16">- repozytorium github</text:p>
            <text:p text:style-name="P16">- portal edukacyjny UG</text:p>
          </table:table-cell>
          <table:table-cell table:style-name="Tabela1.A2" office:value-type="string">
            <text:p text:style-name="P12">4</text:p>
          </table:table-cell>
          <table:table-cell table:style-name="Tabela1.F2" office:value-type="string">
            <text:p text:style-name="P7">Przydzielenie zadań dla ka<text:span text:style-name="T3">ż</text:span>dego z członków zespołu <text:s/><text:span text:style-name="T3">włącznie z sobą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20:46.173220969</meta:creation-date>
    <dc:date>2018-11-13T08:57:26.633937078</dc:date>
    <meta:editing-duration>PT26M20S</meta:editing-duration>
    <meta:editing-cycles>3</meta:editing-cycles>
    <meta:generator>LibreOffice/6.0.3.2$Linux_X86_64 LibreOffice_project/00m0$Build-2</meta:generator>
    <meta:document-statistic meta:table-count="1" meta:image-count="0" meta:object-count="0" meta:page-count="2" meta:paragraph-count="87" meta:word-count="293" meta:character-count="1954" meta:non-whitespace-character-count="1723"/>
  </office:meta>
</office:document-meta>
</file>